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 svg:font-family="'Times New Roman'"/>
    <style:font-face style:name="arial" svg:font-family="arial,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000000" style:font-name="Times New Roman1" fo:font-size="14pt" fo:letter-spacing="normal" fo:font-style="normal" fo:font-weight="normal" officeooo:rsid="000a1a7c" officeooo:paragraph-rsid="000a1a7c" style:font-size-asian="14pt" style:font-size-complex="14pt"/>
    </style:style>
    <style:style style:name="P2" style:family="paragraph" style:parent-style-name="Standard">
      <style:text-properties fo:font-variant="normal" fo:text-transform="none" fo:color="#000000" style:font-name="Times New Roman1" fo:font-size="14pt" fo:letter-spacing="normal" fo:font-style="normal" fo:font-weight="normal" officeooo:rsid="000a1a7c" officeooo:paragraph-rsid="000c0957" style:font-size-asian="14pt" style:font-size-complex="14pt"/>
    </style:style>
    <style:style style:name="P3" style:family="paragraph" style:parent-style-name="Standard">
      <style:text-properties fo:font-variant="normal" fo:text-transform="none" fo:color="#000000" style:font-name="Times New Roman1" fo:font-size="14pt" fo:letter-spacing="normal" fo:font-style="normal" fo:font-weight="normal" officeooo:rsid="000c0957" officeooo:paragraph-rsid="000c0957" style:font-size-asian="14pt" style:font-size-complex="14pt"/>
    </style:style>
    <style:style style:name="P4" style:family="paragraph" style:parent-style-name="Standard">
      <style:text-properties style:font-name="Times New Roman1" fo:font-size="14pt" officeooo:paragraph-rsid="000a1a7c" style:font-size-asian="14pt" style:font-size-complex="14pt"/>
    </style:style>
    <style:style style:name="P5" style:family="paragraph" style:parent-style-name="Standard">
      <style:text-properties style:font-name="Times New Roman1" fo:font-size="14pt" officeooo:rsid="000a1a7c" officeooo:paragraph-rsid="000a1a7c" style:font-size-asian="14pt" style:font-size-complex="14pt"/>
    </style:style>
    <style:style style:name="P6" style:family="paragraph" style:parent-style-name="Standard">
      <style:paragraph-properties fo:margin-left="0in" fo:margin-right="0in" fo:widows="1" fo:text-indent="0in" style:auto-text-indent="false"/>
      <style:text-properties fo:font-variant="normal" fo:text-transform="none" fo:color="#222222" style:font-name="Times New Roman1" fo:font-size="14pt" fo:letter-spacing="normal" fo:font-style="normal" fo:font-weight="normal" style:font-size-asian="14pt" style:font-size-complex="14pt"/>
    </style:style>
    <style:style style:name="P7"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officeooo:paragraph-rsid="000c0957" style:font-size-asian="14pt" style:font-size-complex="14pt"/>
    </style:style>
    <style:style style:name="P8" style:family="paragraph" style:parent-style-name="Text_20_body">
      <style:paragraph-properties fo:margin-left="0in" fo:margin-right="0in" fo:widows="1" fo:text-indent="0in" style:auto-text-indent="false"/>
      <style:text-properties style:font-name="Times New Roman1" fo:font-size="14pt" officeooo:rsid="000c0957" officeooo:paragraph-rsid="000c0957" style:font-size-asian="14pt" style:font-size-complex="14pt"/>
    </style:style>
    <style:style style:name="T1" style:family="text">
      <style:text-properties officeooo:rsid="000a1a7c"/>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fo:font-size="14pt" fo:letter-spacing="normal" fo:font-style="normal" fo:font-weight="normal"/>
    </style:style>
    <style:style style:name="T4" style:family="text">
      <style:text-properties fo:font-variant="normal" fo:text-transform="none" fo:color="#000000" fo:letter-spacing="normal" fo:font-style="normal" fo:font-weight="normal"/>
    </style:style>
    <style:style style:name="T5" style:family="text">
      <style:text-properties officeooo:rsid="000c09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text:span text:style-name="T1">Part1:</text:span></text:p>
      <text:p text:style-name="P5"/>
      <text:p text:style-name="P5"/>
      <text:p text:style-name="P1">In XV6, user code is loaded into the first part of the address space. Accordingly, when we dereference a null pointer, <text:s/>because we start from the first page, first page is accessible for us so we won't get an exception, instead, we see some garbage value as the content of <text:span text:style-name="T5">the </text:span>dereferenced variable.</text:p>
      <text:p text:style-name="P1"/>
      <text:p text:style-name="P2">For resolving this problem, we changed 3 files <text:span text:style-name="T5">(</text:span>Makefile, exec.c, and vm.c <text:span text:style-name="T5">)</text:span>in order to start from second page in the pagetable instead of first page.</text:p>
      <text:p text:style-name="P1"/>
      <text:p text:style-name="P1">1- Make file: In Makefile, entry point of user programs is set. So, we have to make the first page invalid, meaning where the first instruction is set to 0, and change the entry point to the next page “0x1000”. So we set “<text:span text:style-name="T5">init” and “forktest” to start from second page(0x1000). </text:span></text:p>
      <text:p text:style-name="P1"/>
      <text:p text:style-name="P3">2-Exec.c: In exec.c file, we changed size instead of 0 to 4096 , so address space will get filled from second page.</text:p>
      <text:p text:style-name="P3">sz=PGSIZE instead of 0.</text:p>
      <text:p text:style-name="P3"/>
      <text:p text:style-name="P3">3- vm.c</text:p>
      <text:p text:style-name="P8"><text:span text:style-name="T4">In copyuvm function, where a copy of <text:s/>parent process's page table is given to a child, we start “for loop” from second page (PGSIZE) instead of zero.</text:span></text:p>
      <text:p text:style-name="P8"><text:span text:style-name="T4">for(i = PGSIZE; i &lt; sz; i += PGSIZE)</text:span></text:p>
      <text:p text:style-name="P7"><text:span text:style-name="T5">After changing all these, we tested our user code ( a code that tries to access a null pointer(dereferencing a null pointer)), and now we see that the process has been trapped and killed.</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 svg:font-family="'Times New Roman'"/>
    <style:font-face style:name="arial" svg:font-family="arial,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2:37:33.546568570</meta:creation-date>
    <dc:date>2016-02-22T13:06:20.929199556</dc:date>
    <meta:editing-duration>PT13M37S</meta:editing-duration>
    <meta:editing-cycles>1</meta:editing-cycles>
    <meta:document-statistic meta:table-count="0" meta:image-count="0" meta:object-count="0" meta:page-count="1" meta:paragraph-count="10" meta:word-count="229" meta:character-count="1250" meta:non-whitespace-character-count="1028"/>
    <meta:generator>LibreOffice/4.3.7.2$Linux_X86_64 LibreOffice_project/430$Build-2</meta:generator>
  </office:meta>
</office:document-meta>
</file>